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T1" style:family="text">
      <style:text-properties officeooo:rsid="001dbad1"/>
    </style:style>
    <style:style style:name="T2" style:family="text">
      <style:text-properties officeooo:rsid="001f7113"/>
    </style:style>
    <style:style style:name="T3" style:family="text">
      <style:text-properties officeooo:rsid="001fc4e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In today's digital <text:span text:style-name="T1">worl</text:span><text:span text:style-name="T2">d</text:span>, ensuring the security of our information is paramount. By <text:span text:style-name="T3">implementing <text:s/></text:span>these measures, individuals and organizations can fortify their defenses against potential threats.</text:p>
      <text:p text:style-name="Text_20_body">Let's start with the basics. Security in IT involves physical security, information security, and application security. Implementing countermeasures like firewalls, patches, encryption, and authentication enhances our overall security.</text:p>
      <text:p text:style-name="Text_20_body">For computer protection, never leave your computer unattended and keep security tools active. Use anti-theft measures and keep your computer clean. Seek professional help for troubleshooting. Utilize surge strips, restart your computer, and install reliable antivirus software. Consider Uninterruptible Power Supply (UPS) for power outages.</text:p>
      <text:p text:style-name="Text_20_body">Understanding password attacks is crucial. Brute force attacks calculate all possible combinations. Sniffing intercepts network traffic. Dictionary attacks use common passwords. Keyloggers record keystrokes. Strengthen password security by avoiding personal information, using complex passwords, and employing password managers.</text:p>
      <text:p text:style-name="Text_20_body">Malware, including viruses, trojans, worms, and more, poses threats. Viruses infect hosts, trojans deceive, worms self-replicate. Recognizing these types helps us take precautions.</text:p>
      <text:p text:style-name="Text_20_body">Systems can be infected through email attachments, untrusted websites, removable media, and social engineering. Stay cautious and adopt preventive measures.</text:p>
      <text:p text:style-name="Text_20_body">Preventing computer infections requires software updates, trusted sources, antivirus scans, pop-up blockers, and avoiding suspicious links.</text:p>
      <text:p text:style-name="Text_20_body">Antivirus software detects and eliminates malware using scanning techniques like virus signatures and heuristic analysis.</text:p>
      <text:p text:style-name="Text_20_body">Cyber warfare attacks use malware, DoS attacks, phishing, and social engineering. Implement defenses accordingly.</text:p>
      <text:p text:style-name="Text_20_body">Social engineering exploits human psychology. Shoulder surfing, pharming, phishing, baiting, spear phishing, voice phishing, tailgating, and rogue antivirus are common methods.</text:p>
      <text:p text:style-name="Text_20_body">Protect against phishing, vishing, and smishing by limiting public information, verifying sources, refraining from clicking unknown links, and using anti-phishing tools.</text:p>
      <text:p text:style-name="Text_20_body">Encryption secures communication, data storage, and digital signatures. Symmetric and asymmetric encryption are used.</text:p>
      <text:p text:style-name="Text_20_body">Protect against ransomware with trusted security software, software updates, regular backups, firewalls, strong passwords, and caution with email attachments and links.</text:p>
      <text:p text:style-name="Text_20_body">Implementing this comprehensive digital security plan enhances our security posture. Regularly update practices and stay informed about emerging threats for ongoing protection. Safeguarding our digital environment is a shared responsibility.</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6T01:28:30.742716450</meta:creation-date>
    <dc:date>2023-06-17T03:44:01.637971031</dc:date>
    <meta:editing-duration>PT2H46M26S</meta:editing-duration>
    <meta:editing-cycles>3</meta:editing-cycles>
    <meta:generator>LibreOffice/7.5.3.2$Linux_X86_64 LibreOffice_project/50$Build-2</meta:generator>
    <meta:document-statistic meta:table-count="0" meta:image-count="0" meta:object-count="0" meta:page-count="1" meta:paragraph-count="14" meta:word-count="332" meta:character-count="2680" meta:non-whitespace-character-count="2361"/>
  </office:meta>
</office:document-meta>
</file>